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за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4019363692000984805"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фута брони отделяли меня от Эквестрии. Четыре фут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а увешана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в прощальном жесте. Как сквозь подушку, я услышал его затихающий голос.</text:p>
      <text:p text:style-name="P104">– Ты ещё увидишь пару-тройку снов напоследок.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6-26T22:59:44.11</dc:date>
    <meta:editing-duration>P168DT8H5M17S</meta:editing-duration>
    <meta:editing-cycles>1073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8" meta:character-count="705030"/>
  </office:meta>
</office:document-meta>
</file>